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fo:margin-left="0.062cm" fo:margin-top="0cm" fo:margin-bottom="0cm" table:align="left" style:writing-mode="lr-tb"/>
    </style:style>
    <style:style style:name="Table1.A" style:family="table-column">
      <style:table-column-properties style:column-width="6.789cm"/>
    </style:style>
    <style:style style:name="Table1.B" style:family="table-column">
      <style:table-column-properties style:column-width="2.711cm"/>
    </style:style>
    <style:style style:name="Table1.C" style:family="table-column">
      <style:table-column-properties style:column-width="2.491cm"/>
    </style:style>
    <style:style style:name="Table1.D" style:family="table-column">
      <style:table-column-properties style:column-width="2.602cm"/>
    </style:style>
    <style:style style:name="Table1.E" style:family="table-column">
      <style:table-column-properties style:column-width="2.4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1" fo:border-right="none" fo:border-top="0.25pt solid #000001" fo:border-bottom="0.25pt solid #000001"/>
    </style:style>
    <style:style style:name="Table1.E1" style:family="table-cell">
      <style:table-cell-properties fo:padding="0.097cm" fo:border="0.25pt solid #000001"/>
    </style:style>
    <style:style style:name="Table1.A2" style:family="table-cell">
      <style:table-cell-properties fo:padding="0.097cm" fo:border-left="0.25pt solid #000001" fo:border-right="none" fo:border-top="none" fo:border-bottom="0.25pt solid #000001"/>
    </style:style>
    <style:style style:name="Table1.E2" style:family="table-cell">
      <style:table-cell-properties fo:padding="0.097cm" fo:border-left="0.25pt solid #000001" fo:border-right="0.25pt solid #000001" fo:border-top="none" fo:border-bottom="0.25pt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4" style:family="paragraph" style:parent-style-name="Standard">
      <style:text-properties style:font-name="Constantia"/>
    </style:style>
    <style:style style:name="P5" style:family="paragraph" style:parent-style-name="Standard">
      <style:paragraph-properties fo:text-align="end" style:justify-single-word="false"/>
      <style:text-properties style:font-name="Constantia" style:font-name-complex="Arial1"/>
    </style:style>
    <style:style style:name="P6" style:family="paragraph" style:parent-style-name="Standard">
      <style:paragraph-properties fo:text-align="center" style:justify-single-word="false"/>
      <style:text-properties style:font-name="Constantia" style:font-name-complex="Arial1"/>
    </style:style>
    <style:style style:name="P7" style:family="paragraph" style:parent-style-name="Standard">
      <style:paragraph-properties fo:text-align="end" style:justify-single-word="false"/>
      <style:text-properties style:font-name="Constantia" fo:font-style="italic" style:font-style-asian="italic" style:font-name-complex="Arial1"/>
    </style:style>
    <style:style style:name="P8" style:family="paragraph" style:parent-style-name="Standard">
      <style:text-properties style:font-name="Liberation Sans1" fo:font-weight="bold" style:font-weight-asian="bold" style:font-weight-complex="bold"/>
    </style:style>
    <style:style style:name="P9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Constantia" fo:font-size="20pt" fo:font-weight="bold" style:font-size-asian="20pt" style:font-weight-asian="bold" style:font-name-complex="Arial1" style:font-size-complex="20pt"/>
    </style:style>
    <style:style style:name="P11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Constantia" fo:font-size="18pt" fo:font-weight="bold" style:font-size-asian="18pt" style:font-weight-asian="bold" style:font-name-complex="Arial1" style:font-size-complex="18pt"/>
    </style:style>
    <style:style style:name="P12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style:font-name="Constantia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break-before="page"/>
      <style:text-properties style:font-name="Constantia"/>
    </style:style>
    <style:style style:name="P17" style:family="paragraph" style:parent-style-name="Text_20_body">
      <style:text-properties style:font-name="Constantia"/>
    </style:style>
    <style:style style:name="P18" style:family="paragraph" style:parent-style-name="Text_20_body">
      <style:text-properties style:font-name="Ubuntu"/>
    </style:style>
    <style:style style:name="P19" style:family="paragraph" style:parent-style-name="Text_20_body">
      <style:paragraph-properties fo:text-align="center" style:justify-single-word="false"/>
      <style:text-properties style:font-name="Ubuntu"/>
    </style:style>
    <style:style style:name="P20" style:family="paragraph" style:parent-style-name="Text_20_body">
      <style:paragraph-properties fo:text-align="center" style:justify-single-word="false"/>
      <style:text-properties style:font-name="Ubuntu" fo:language="en" fo:country="US"/>
    </style:style>
    <style:style style:name="P21" style:family="paragraph" style:parent-style-name="Text_20_body">
      <style:paragraph-properties fo:margin-left="0cm" fo:margin-right="0cm" fo:text-indent="1.251cm" style:auto-text-indent="false"/>
      <style:text-properties style:font-name="Ubuntu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Constantia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 officeooo:paragraph-rsid="00192634"/>
    </style:style>
    <style:style style:name="P25" style:family="paragraph" style:parent-style-name="Heading_20_3">
      <style:paragraph-properties fo:margin-left="0cm" fo:margin-right="0cm" fo:text-indent="1.251cm" style:auto-text-indent="false"/>
    </style:style>
    <style:style style:name="P26" style:family="paragraph" style:parent-style-name="Heading_20_2">
      <style:text-properties style:font-name="Ubuntu"/>
    </style:style>
    <style:style style:name="P27" style:family="paragraph" style:parent-style-name="Table_20_Contents">
      <style:text-properties style:font-name="Ubuntu"/>
    </style:style>
    <style:style style:name="P28" style:family="paragraph" style:parent-style-name="Table_20_Contents">
      <style:text-properties style:font-name="Ubuntu" officeooo:rsid="0016c398" officeooo:paragraph-rsid="0016c398"/>
    </style:style>
    <style:style style:name="P29" style:family="paragraph" style:parent-style-name="Table_20_Contents">
      <style:text-properties style:font-name="Ubuntu" officeooo:paragraph-rsid="0016c398"/>
    </style:style>
    <style:style style:name="P30" style:family="paragraph" style:parent-style-name="Table_20_Contents">
      <style:text-properties style:font-name="Ubuntu" officeooo:paragraph-rsid="00184d82"/>
    </style:style>
    <style:style style:name="P31" style:family="paragraph" style:parent-style-name="Table_20_Contents">
      <style:text-properties style:font-name="Ubuntu" fo:language="en" fo:country="US" officeooo:rsid="0016c398" officeooo:paragraph-rsid="0016c398"/>
    </style:style>
    <style:style style:name="P32" style:family="paragraph" style:parent-style-name="Heading_20_1">
      <style:text-properties style:font-name="Constantia"/>
    </style:style>
    <style:style style:name="P33" style:family="paragraph" style:parent-style-name="Heading_20_1">
      <style:text-properties style:font-name="Constantia" fo:font-size="16pt" style:font-size-asian="16pt" style:font-size-complex="16pt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35" style:family="paragraph" style:parent-style-name="Heading_20_3">
      <style:paragraph-properties fo:margin-left="0cm" fo:margin-right="0cm" fo:text-indent="1.251cm" style:auto-text-indent="false"/>
      <style:text-properties style:font-name="Constantia"/>
    </style:style>
    <style:style style:name="P36" style:family="paragraph" style:parent-style-name="Text_20_body">
      <style:text-properties style:font-name="Constantia"/>
    </style:style>
    <style:style style:name="P37" style:family="paragraph" style:parent-style-name="Text_20_body">
      <style:text-properties style:font-name="Ubuntu"/>
    </style:style>
    <style:style style:name="P38" style:family="paragraph" style:parent-style-name="Text_20_body">
      <style:text-properties style:font-name="Ubuntu"/>
    </style:style>
    <style:style style:name="P39" style:family="paragraph" style:parent-style-name="Text_20_body">
      <style:text-properties style:font-name="Ubuntu" officeooo:rsid="001f0d0d" officeooo:paragraph-rsid="001f0d0d"/>
    </style:style>
    <style:style style:name="P40" style:family="paragraph" style:parent-style-name="Text_20_body">
      <style:paragraph-properties fo:margin-left="0cm" fo:margin-right="0cm" fo:text-indent="1.251cm" style:auto-text-indent="false"/>
      <style:text-properties style:font-name="Ubuntu" officeooo:paragraph-rsid="001b9f27"/>
    </style:style>
    <style:style style:name="P41" style:family="paragraph" style:parent-style-name="Text_20_body">
      <style:paragraph-properties fo:margin-left="0cm" fo:margin-right="0cm" fo:text-indent="1.251cm" style:auto-text-indent="false"/>
      <style:text-properties style:font-name="Ubuntu" officeooo:rsid="001b9f27" officeooo:paragraph-rsid="001b9f27"/>
    </style:style>
    <style:style style:name="P42" style:family="paragraph" style:parent-style-name="Text_20_body">
      <style:paragraph-properties fo:margin-left="0cm" fo:margin-right="0cm" fo:text-indent="1.251cm" style:auto-text-indent="false"/>
      <style:text-properties style:font-name="Ubuntu" officeooo:paragraph-rsid="001de870"/>
    </style:style>
    <style:style style:name="P43" style:family="paragraph" style:parent-style-name="Heading_20_1">
      <style:text-properties style:font-name="Constantia"/>
    </style:style>
    <style:style style:name="P44" style:family="paragraph" style:parent-style-name="Heading_20_1">
      <style:paragraph-properties fo:break-before="page"/>
      <style:text-properties style:font-name="Constantia" officeooo:paragraph-rsid="001de870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onstantia"/>
    </style:style>
    <style:style style:name="T2" style:family="text">
      <style:text-properties style:font-name="Constantia" fo:language="en" fo:country="US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f0d0d"/>
    </style:style>
    <style:style style:name="T5" style:family="text">
      <style:text-properties officeooo:rsid="00184d82"/>
    </style:style>
    <style:style style:name="T6" style:family="text">
      <style:text-properties officeooo:rsid="00192634"/>
    </style:style>
    <style:style style:name="T7" style:family="text">
      <style:text-properties fo:font-weight="bold" style:font-weight-asian="bold"/>
    </style:style>
    <style:style style:name="T8" style:family="text">
      <style:text-properties officeooo:rsid="001b9f27"/>
    </style:style>
    <style:style style:name="T9" style:family="text">
      <style:text-properties officeooo:rsid="001d936d"/>
    </style:style>
    <style:style style:name="T10" style:family="text">
      <style:text-properties officeooo:rsid="001de870"/>
    </style:style>
    <style:style style:name="T11" style:family="text">
      <style:text-properties officeooo:rsid="001fa72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-start text:name="__DdeLink__0_339638169"/><text:s text:c="13"/>Министерство образования и науки Российской Федерации</text:p>
      <text:p text:style-name="P6">Санкт-Петербургский государственный электротехнический университет «ЛЭТИ»</text:p>
      <text:p text:style-name="P6">Факультет компьютерных технологий и информатики</text:p>
      <text:p text:style-name="P6">Кафедра вычислительной техники</text:p>
      <text:p text:style-name="P2"/>
      <text:p text:style-name="P2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Отчёт по лабораторной работе №1</text:p>
      <text:p text:style-name="P10">«Работа с множествами»</text:p>
      <text:p text:style-name="P10">по дисциплине</text:p>
      <text:p text:style-name="P10">«Алгоритмы и структуры данных»</text:p>
      <text:p text:style-name="P10"/>
      <text:p text:style-name="P11">Вариант 23</text:p>
      <text:p text:style-name="P2"/>
      <text:p text:style-name="P3"/>
      <text:p text:style-name="P3"/>
      <text:p text:style-name="P3"/>
      <text:p text:style-name="P3"/>
      <text:p text:style-name="P3"/>
      <text:p text:style-name="P7">Выполнили студенты</text:p>
      <text:p text:style-name="P7">факультета КТИ группы №3305 </text:p>
      <text:p text:style-name="P5">Лоуцкер Алексей и Григорьева Анна</text:p>
      <text:p text:style-name="P5"/>
      <text:p text:style-name="P7">Проверил старший преподаватель</text:p>
      <text:p text:style-name="P5">Колинько Павел Георгиевич</text:p>
      <text:p text:style-name="P8"/>
      <text:p text:style-name="P15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_RefHeading__678_1116801118" text:style-name="Index_20_Link" text:visited-style-name="Index_20_Link">1. Задание<text:tab/>3</text:a></text:p>
          <text:p text:style-name="P45"><text:a xlink:type="simple" xlink:href="#__RefHeading__680_1116801118" text:style-name="Index_20_Link" text:visited-style-name="Index_20_Link">2. Формализация задания<text:tab/>3</text:a></text:p>
          <text:p text:style-name="P45"><text:a xlink:type="simple" xlink:href="#__RefHeading__682_1116801118" text:style-name="Index_20_Link" text:visited-style-name="Index_20_Link">3. Контрольные тесты<text:tab/>4</text:a></text:p>
          <text:p text:style-name="P45"><text:a xlink:type="simple" xlink:href="#__RefHeading__684_1116801118" text:style-name="Index_20_Link" text:visited-style-name="Index_20_Link">4. Временная сложность<text:tab/>5</text:a></text:p>
          <text:p text:style-name="P46"><text:a xlink:type="simple" xlink:href="#__RefHeading__686_1116801118" text:style-name="Index_20_Link" text:visited-style-name="Index_20_Link">4.1. Ожидаемая асимптотическая:<text:tab/>5</text:a></text:p>
          <text:p text:style-name="P46"><text:a xlink:type="simple" xlink:href="#__RefHeading__688_1116801118" text:style-name="Index_20_Link" text:visited-style-name="Index_20_Link">4.2 Фактическая:<text:tab/>5</text:a></text:p>
          <text:p text:style-name="P45"><text:a xlink:type="simple" xlink:href="#__RefHeading__690_1116801118" text:style-name="Index_20_Link" text:visited-style-name="Index_20_Link">5. Результаты измерения времени обработки каждым из способов<text:tab/>6</text:a></text:p>
          <text:p text:style-name="P45"><text:a xlink:type="simple" xlink:href="#__RefHeading__692_1116801118" text:style-name="Index_20_Link" text:visited-style-name="Index_20_Link">6. Выводы<text:tab/>7</text:a></text:p>
          <text:p text:style-name="P45"><text:a xlink:type="simple" xlink:href="#__RefHeading__694_1116801118" text:style-name="Index_20_Link" text:visited-style-name="Index_20_Link">7. Список источников<text:tab/>7</text:a></text:p>
          <text:p text:style-name="P45"><text:a xlink:type="simple" xlink:href="#__RefHeading__696_1116801118" text:style-name="Index_20_Link" text:visited-style-name="Index_20_Link">8. Исходные тексты<text:tab/>7</text:a></text:p>
        </text:index-body>
      </text:table-of-content>
      <text:p text:style-name="P9"/>
      <text:p text:style-name="P12"/>
      <text:h text:style-name="P33" text:outline-level="1"><text:bookmark-end text:name="__DdeLink__0_339638169"/><text:bookmark-start text:name="__RefHeading__678_1116801118"/><text:bookmark-start text:name="_Toc403083218"/>1. Задание<text:bookmark-end text:name="__RefHeading__678_1116801118"/><text:bookmark-end text:name="_Toc403083218"/></text:h>
      <text:p text:style-name="P18">(Вариант 23)</text:p>
      <text:p text:style-name="P18"><text:span text:style-name="T7">Универсум:</text:span> Шестнадцатеричные цифры</text:p>
      <text:p text:style-name="P18"><text:span text:style-name="T7">Формулировка задания:</text:span> <text:s/>Множество, содержащее цифры из А, не встречающиеся в В и не являющиеся общими для С и D.</text:p>
      <text:h text:style-name="P33" text:outline-level="1"><text:bookmark-start text:name="__RefHeading__680_1116801118"/><text:bookmark-start text:name="_Toc403083219"/>2. Формализация задания<text:bookmark-end text:name="__RefHeading__680_1116801118"/><text:bookmark-end text:name="_Toc403083219"/></text:h>
      <text:p text:style-name="P17">E = A &amp; (~ В) &amp; (~ (С &amp; D))</text:p>
      <text:p text:style-name="P4"/>
      <text:p text:style-name="P16"><text:tab/></text:p>
      <text:h text:style-name="P32" text:outline-level="1"><text:bookmark-start text:name="__RefHeading__682_1116801118"/><text:bookmark-start text:name="_Toc403083220"/>3. Контрольные тесты<text:bookmark-end text:name="__RefHeading__682_1116801118"/><text:bookmark-end text:name="_Toc403083220"/></text:h>
      <text:p text:style-name="P21">В качестве контрольного теста мы использовали множества следующих размеров и содержания:</text:p>
      <text:p text:style-name="P20">A = 123ABCDEF</text:p>
      <text:p text:style-name="P20">B = BCED45678</text:p>
      <text:p text:style-name="P19">С<text:span text:style-name="T3"> = ABC23456</text:span></text:p>
      <text:p text:style-name="P19">D = 9876532</text:p>
      <text:p text:style-name="P18">В результате мы получили новое множество <text:span text:style-name="T3">E</text:span>:</text:p>
      <text:p text:style-name="P19">Е = 1АF</text:p>
      <text:p text:style-name="P21">Полученное нами новое множество соответствует результатам, полученным по средствам ручной проверки, что подтверждает верную работу программы, по крайней мере, <text:s/>для данного теста.</text:p>
      <text:h text:style-name="P26" text:outline-level="2"/>
      <text:h text:style-name="P14" text:outline-level="1"><text:bookmark-start text:name="__RefHeading__684_1116801118"/><text:bookmark-start text:name="_Toc403083221"/>4. Временная сложность<text:bookmark-end text:name="__RefHeading__684_1116801118"/><text:bookmark-end text:name="_Toc403083221"/></text:h>
      <text:h text:style-name="P25" text:outline-level="3"><text:bookmark-start text:name="__RefHeading__686_1116801118"/><text:bookmark-start text:name="_Toc403083222"/><text:span text:style-name="T2">4.1. </text:span><text:span text:style-name="T1">Ожидаемая асимптотическая:</text:span><text:bookmark-end text:name="__RefHeading__686_1116801118"/><text:bookmark-end text:name="_Toc40308322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1 — массив символов</text:p>
          </table:table-cell>
          <table:table-cell table:style-name="Table1.A1" office:value-type="string">
            <text:p text:style-name="P27">2 — список символов</text:p>
          </table:table-cell>
          <table:table-cell table:style-name="Table1.A1" office:value-type="string">
            <text:p text:style-name="P27">3 — массив битов</text:p>
          </table:table-cell>
          <table:table-cell table:style-name="Table1.E1" office:value-type="string">
            <text:p text:style-name="P27">4 — машинное слово</text:p>
          </table:table-cell>
        </table:table-row>
        <table:table-row table:style-name="Table1.1">
          <table:table-cell table:style-name="Table1.A2" office:value-type="string">
            <text:p text:style-name="P27">Set() - конструктор по умолчанию /создание случайного множества/</text:p>
          </table:table-cell>
          <table:table-cell table:style-name="Table1.A2" office:value-type="string">
            <text:p text:style-name="P27"><text:bookmark-start text:name="__DdeLink__3_339638169"/>O(n)<text:bookmark-end text:name="__DdeLink__3_339638169"/></text:p>
          </table:table-cell>
          <table:table-cell table:style-name="Table1.A2" office:value-type="string">
            <text:p text:style-name="P27">O(n)</text:p>
          </table:table-cell>
          <table:table-cell table:style-name="Table1.A2" office:value-type="string">
            <text:p text:style-name="P27">O(<text:span text:style-name="T5">u</text:span>)</text:p>
          </table:table-cell>
          <table:table-cell table:style-name="Table1.E2" office:value-type="string">
            <text:p text:style-name="P27">O(1)</text:p>
          </table:table-cell>
        </table:table-row>
        <table:table-row table:style-name="Table1.1">
          <table:table-cell table:style-name="Table1.A2" office:value-type="string">
            <text:p text:style-name="P27"><text:bookmark-start text:name="__DdeLink__440_1116801118"/>Set<text:bookmark-end text:name="__DdeLink__440_1116801118"/>(char*) - конструктор множества из строки</text:p>
          </table:table-cell>
          <table:table-cell table:style-name="Table1.A2" office:value-type="string">
            <text:p text:style-name="P27">O(n) </text:p>
          </table:table-cell>
          <table:table-cell table:style-name="Table1.A2" office:value-type="string">
            <text:p text:style-name="P27">O(n)</text:p>
          </table:table-cell>
          <table:table-cell table:style-name="Table1.A2" office:value-type="string">
            <text:p text:style-name="P27"><text:bookmark-start text:name="__DdeLink__442_1116801118"/>O(u)<text:bookmark-end text:name="__DdeLink__442_1116801118"/></text:p>
          </table:table-cell>
          <table:table-cell table:style-name="Table1.E2" office:value-type="string">
            <text:p text:style-name="P27">O(u)</text:p>
          </table:table-cell>
        </table:table-row>
        <table:table-row table:style-name="Table1.1">
          <table:table-cell table:style-name="Table1.A2" office:value-type="string">
            <text:p text:style-name="P28">Set(Set&amp;) - конструктор копий</text:p>
          </table:table-cell>
          <table:table-cell table:style-name="Table1.A2" office:value-type="string">
            <text:p text:style-name="P27"><text:bookmark-start text:name="__DdeLink__447_1116801118"/>O(n) <text:bookmark-end text:name="__DdeLink__447_1116801118"/></text:p>
          </table:table-cell>
          <table:table-cell table:style-name="Table1.A2" office:value-type="string">
            <text:p text:style-name="P27">O(n) </text:p>
          </table:table-cell>
          <table:table-cell table:style-name="Table1.A2" office:value-type="string">
            <text:p text:style-name="P29"><text:bookmark-start text:name="__DdeLink__453_1116801118"/>O(u)<text:bookmark-end text:name="__DdeLink__453_1116801118"/></text:p>
          </table:table-cell>
          <table:table-cell table:style-name="Table1.E2" office:value-type="string">
            <text:p text:style-name="P29"><text:bookmark-start text:name="__DdeLink__455_1116801118"/>O(1)<text:bookmark-end text:name="__DdeLink__455_1116801118"/></text:p>
          </table:table-cell>
        </table:table-row>
        <table:table-row table:style-name="Table1.1">
          <table:table-cell table:style-name="Table1.A2" office:value-type="string">
            <text:p text:style-name="P31">operator= - присваивание</text:p>
          </table:table-cell>
          <table:table-cell table:style-name="Table1.A2" office:value-type="string">
            <text:p text:style-name="P29">O(n) </text:p>
          </table:table-cell>
          <table:table-cell table:style-name="Table1.A2" office:value-type="string">
            <text:p text:style-name="P29">O(n) </text:p>
          </table:table-cell>
          <table:table-cell table:style-name="Table1.A2" office:value-type="string">
            <text:p text:style-name="P30">O(u)</text:p>
          </table:table-cell>
          <table:table-cell table:style-name="Table1.E2" office:value-type="string">
            <text:p text:style-name="P30">O(1)</text:p>
          </table:table-cell>
        </table:table-row>
        <table:table-row table:style-name="Table1.1">
          <table:table-cell table:style-name="Table1.A2" office:value-type="string">
            <text:p text:style-name="P27"><text:bookmark-start text:name="__DdeLink__445_1116801118"/><text:span text:style-name="T3">operator</text:span><text:bookmark-end text:name="__DdeLink__445_1116801118"/><text:span text:style-name="T3">~ <text:s/>- </text:span>отрицание</text:p>
          </table:table-cell>
          <table:table-cell table:style-name="Table1.A2" office:value-type="string">
            <text:p text:style-name="P27"><text:bookmark-start text:name="__DdeLink__7_339638169"/><text:bookmark-start text:name="__DdeLink__5_339638169"/>O(n^2)<text:bookmark-end text:name="__DdeLink__7_339638169"/><text:bookmark-end text:name="__DdeLink__5_339638169"/></text:p>
          </table:table-cell>
          <table:table-cell table:style-name="Table1.A2" office:value-type="string">
            <text:p text:style-name="P27">O(n^2)</text:p>
          </table:table-cell>
          <table:table-cell table:style-name="Table1.A2" office:value-type="string">
            <text:p text:style-name="P27">O(u)</text:p>
          </table:table-cell>
          <table:table-cell table:style-name="Table1.E2" office:value-type="string">
            <text:p text:style-name="P27">O(1)</text:p>
          </table:table-cell>
        </table:table-row>
        <table:table-row table:style-name="Table1.1">
          <table:table-cell table:style-name="Table1.A2" office:value-type="string">
            <text:p text:style-name="P27">operator&amp; <text:s/>- <text:span text:style-name="T3"><text:s/></text:span>пересечение</text:p>
          </table:table-cell>
          <table:table-cell table:style-name="Table1.A2" office:value-type="string">
            <text:p text:style-name="P27">O(n^2)</text:p>
          </table:table-cell>
          <table:table-cell table:style-name="Table1.A2" office:value-type="string">
            <text:p text:style-name="P27">O(n^2)</text:p>
          </table:table-cell>
          <table:table-cell table:style-name="Table1.A2" office:value-type="string">
            <text:p text:style-name="P27">O(u)</text:p>
          </table:table-cell>
          <table:table-cell table:style-name="Table1.E2" office:value-type="string">
            <text:p text:style-name="P27">O(1)</text:p>
          </table:table-cell>
        </table:table-row>
        <table:table-row table:style-name="Table1.1">
          <table:table-cell table:style-name="Table1.A2" office:value-type="string">
            <text:p text:style-name="P27">E = A &amp; ~B &amp; ~(C &amp; D)</text:p>
          </table:table-cell>
          <table:table-cell table:style-name="Table1.A2" office:value-type="string">
            <text:p text:style-name="P27">O(n^2)</text:p>
          </table:table-cell>
          <table:table-cell table:style-name="Table1.A2" office:value-type="string">
            <text:p text:style-name="P27">O(n^2)</text:p>
          </table:table-cell>
          <table:table-cell table:style-name="Table1.A2" office:value-type="string">
            <text:p text:style-name="P27">O(u)</text:p>
          </table:table-cell>
          <table:table-cell table:style-name="Table1.E2" office:value-type="string">
            <text:p text:style-name="P27">O(1)</text:p>
          </table:table-cell>
        </table:table-row>
      </table:table>
      <text:p text:style-name="P19">n — размер конкретного множества, u — размер универсума, n &lt;= u</text:p>
      <text:h text:style-name="P25" text:outline-level="3"/>
      <text:h text:style-name="P35" text:outline-level="3"><text:bookmark-start text:name="__RefHeading__688_1116801118"/><text:bookmark-start text:name="_Toc403083223"/>4.2 Фактическая:<text:bookmark-end text:name="__RefHeading__688_1116801118"/><text:bookmark-end text:name="_Toc403083223"/></text:h>
      <text:p text:style-name="Text_20_body"><draw:frame draw:style-name="fr1" draw:name="Object2" text:anchor-type="paragraph" svg:x="0.501cm" svg:y="0.136cm" svg:width="16cm" svg:height="8.99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p text:style-name="P17"/>
      <text:h text:style-name="P13" text:outline-level="1"><text:bookmark-start text:name="__RefHeading__690_1116801118"/><text:bookmark-start text:name="_Toc403083224"/><text:span text:style-name="T1">5. Результаты измерения времени обработки каждым из способов</text:span><text:bookmark-end text:name="_Toc403083224"/><text:span text:style-name="T1"> <text:s/></text:span><text:bookmark-end text:name="__RefHeading__690_1116801118"/></text:h>
      <text:p text:style-name="P18"/>
      <text:p text:style-name="P40">На случайно сгенерированных примерах множеств <text:s/><text:span text:style-name="T8">были получены </text:span>значения <text:span text:style-name="T8">времени при различных размерах входных данных</text:span></text:p>
      <text:p text:style-name="P40"><draw:frame draw:style-name="fr2" draw:name="Object1" text:anchor-type="paragraph" svg:width="16cm" svg:height="8.999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10">Можно заметить, что:</text:span></text:p>
      <text:p text:style-name="P41">- время решения задачи способами (3) и (4) не зависит от содержания входных данных; <text:span text:style-name="T9">это</text:span> соответствует таблице 4.1</text:p>
      <text:p text:style-name="P42"><text:span text:style-name="T8">- время обработки способами (1) и (2) не коррелирует с размерами множеств и количеством совершаемых операций над ними, из чего следует вывод, что на время обработки каждого из способов большее влияние оказывают запущенные фоновые процессы, нежели особенности каждого из тестов.</text:span></text:p>
      <text:h text:style-name="P44" text:outline-level="1"><text:bookmark-start text:name="__RefHeading__692_1116801118"/><text:bookmark-start text:name="_Toc403083225"/>6. Выводы<text:bookmark-end text:name="__RefHeading__692_1116801118"/><text:bookmark-end text:name="_Toc403083225"/></text:h>
      <text:p text:style-name="P22"/>
      <text:p text:style-name="P23">Опираясь на таблицу и график, представленные в пункте «временная сложность» , можно говорить о том, что варианты представления множеств в качестве массива битов<text:span text:style-name="T5">(3)</text:span> и машинного слова<text:span text:style-name="T5">(4)</text:span> <text:span text:style-name="T5">показывают лучшее время работы, используя при этом минимальное количество памяти.</text:span> Однако, при необходимости расширения универсума или добавления <text:span text:style-name="T5">дополнительного </text:span>функционала, <text:span text:style-name="T5">они</text:span> потребуют <text:span text:style-name="T6">значительной</text:span> доработки или вовсе окажутся непригодными для использования.</text:p>
      <text:p text:style-name="P24"><text:span text:style-name="T6">В</text:span>арианты представления множества в качестве массива <text:span text:style-name="T6">символов(1)</text:span> или односвязного списка<text:span text:style-name="T6">(2), несмотря на большее время работы, имеют свои преимущества: в (1) - случайный доступ к элементу множества, а в (2) - <text:s/>добавление или удаление случайного элемента за O(1). Также, в случае использования массива или односвязного списка, мы имеем возможность легко расширить функционал, что позволяет нам использовать эти структуры данных для гораздо более широкого круга задач.</text:span></text:p>
      <text:p text:style-name="P24"/>
      <text:h text:style-name="P32" text:outline-level="1"><text:bookmark-start text:name="__RefHeading__694_1116801118"/><text:bookmark-start text:name="_Toc403083227"/>7. Список источников<text:bookmark-end text:name="__RefHeading__694_1116801118"/><text:bookmark-end text:name="_Toc403083227"/></text:h>
      <text:p text:style-name="P39"/>
      <text:p text:style-name="P39">1) Алгоритмы и структуры данных: методические указания к лабораторным работам, практическим занятиям и курсовому проектированию / сост. П. Г. Колинько. - С<text:span text:style-name="T11">П</text:span>б.: Изд-во С<text:span text:style-name="T11">П</text:span>бГЭТУ «ЛЭТИ», 2013</text:p>
      <text:p text:style-name="P18"><text:span text:style-name="T4">2) </text:span><text:span text:style-name="T3">http</text:span>://stackoverflow.com</text:p>
      <text:p text:style-name="P18"><text:span text:style-name="T4">3) </text:span><text:span text:style-name="T3">http</text:span>://cplusplus.com</text:p>
      <text:p text:style-name="P18"/>
      <text:h text:style-name="P32" text:outline-level="1"><text:bookmark-start text:name="__RefHeading__696_1116801118"/><text:bookmark-start text:name="_Toc403083228"/>8. Исходные тексты<text:bookmark-end text:name="__RefHeading__696_1116801118"/><text:bookmark-end text:name="_Toc403083228"/></text:h>
      <text:h text:style-name="P32" text:outline-level="1"/>
      <text:p text:style-name="P17">github.com/alout1/4se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1">Санкт-Петербург </text:p>
        <text:p text:style-name="MP1">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7</meta:editing-cycles>
    <meta:creation-date>2014-11-04T00:07:00</meta:creation-date>
    <dc:date>2014-11-14T02:43:33.873071894</dc:date>
    <meta:editing-duration>PT24M5S</meta:editing-duration>
    <meta:generator>LibreOffice/4.2.7.2$Linux_X86_64 LibreOffice_project/420m0$Build-2</meta:generator>
    <meta:document-statistic meta:table-count="1" meta:image-count="0" meta:object-count="2" meta:page-count="7" meta:paragraph-count="101" meta:word-count="531" meta:character-count="3706" meta:non-whitespace-character-count="32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1.877cm" svg:y="3.453cm" style:legend-expansion="high" chart:style-name="ch2"/>
        <chart:plot-area chart:style-name="ch3" chart:data-source-has-labels="both" svg:x="1.33cm" svg:y="0.179cm" svg:width="10.228cm" svg:height="7.66cm">
          <chartooo:coordinate-region svg:x="3.063cm" svg:y="0.378cm" svg:width="8.308cm" svg:height="6.814cm"/>
          <chart:axis chart:dimension="x" chart:name="primary-x" chart:style-name="ch4" chartooo:axis-type="text">
            <chart:title svg:x="4.627cm" svg:y="8.018cm" chart:style-name="ch5">
              <text:p>длина входных данных </text:p>
            </chart:title>
            <chart:categories table:cell-range-address="local-table.$B$1:.$P$1"/>
          </chart:axis>
          <chart:axis chart:dimension="y" chart:name="primary-y" chart:style-name="ch6">
            <chart:title svg:x="0.449cm" svg:y="5.185cm" chart:style-name="ch7">
              <text:p>время</text:p>
            </chart:title>
            <chart:grid chart:style-name="ch8" chart:class="major"/>
          </chart:axis>
          <chart:series chart:style-name="ch9" chart:values-cell-range-address="local-table.$B$2:.$P$2" chart:label-cell-address="local-table.$A$2" chart:class="chart:line">
            <chart:data-point chart:repeated="15"/>
          </chart:series>
          <chart:series chart:style-name="ch10" chart:values-cell-range-address="local-table.$B$3:.$P$3" chart:label-cell-address="local-table.$A$3" chart:class="chart:line">
            <chart:data-point chart:repeated="15"/>
          </chart:series>
          <chart:series chart:style-name="ch11" chart:values-cell-range-address="local-table.$B$4:.$P$4" chart:label-cell-address="local-table.$A$4" chart:class="chart:line">
            <chart:data-point chart:repeated="15"/>
          </chart:series>
          <chart:series chart:style-name="ch12" chart:values-cell-range-address="local-table.$B$5:.$P$5" chart:label-cell-address="local-table.$A$5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массив символов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121774">
                <text:p>0.000121774</text:p>
              </table:table-cell>
              <table:table-cell office:value-type="float" office:value="0.000282249">
                <text:p>0.000282249</text:p>
              </table:table-cell>
              <table:table-cell office:value-type="float" office:value="0.000116424">
                <text:p>0.000116424</text:p>
              </table:table-cell>
              <table:table-cell office:value-type="float" office:value="0.000109707">
                <text:p>0.000109707</text:p>
              </table:table-cell>
              <table:table-cell office:value-type="float" office:value="0.000064643">
                <text:p>0.000064643</text:p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109707">
                <text:p>0.000109707</text:p>
              </table:table-cell>
            </table:table-row>
            <table:table-row>
              <table:table-cell office:value-type="string">
                <text:p>список</text:p>
              </table:table-cell>
              <table:table-cell office:value-type="float" office:value="0.000226254">
                <text:p>0.000226254</text:p>
              </table:table-cell>
              <table:table-cell office:value-type="float" office:value="0.000223676">
                <text:p>0.000223676</text:p>
              </table:table-cell>
              <table:table-cell office:value-type="float" office:value="0.000227304">
                <text:p>0.000227304</text:p>
              </table:table-cell>
              <table:table-cell office:value-type="float" office:value="0.000210012">
                <text:p>0.000210012</text:p>
              </table:table-cell>
              <table:table-cell office:value-type="float" office:value="0.000218882">
                <text:p>0.000218882</text:p>
              </table:table-cell>
              <table:table-cell office:value-type="float" office:value="0.00004995">
                <text:p>0.00004995</text:p>
              </table:table-cell>
              <table:table-cell office:value-type="float" office:value="0.00009537">
                <text:p>0.00009537</text:p>
              </table:table-cell>
              <table:table-cell office:value-type="float" office:value="0.000082691">
                <text:p>0.000082691</text:p>
              </table:table-cell>
              <table:table-cell office:value-type="float" office:value="0.000124844">
                <text:p>0.000124844</text:p>
              </table:table-cell>
              <table:table-cell office:value-type="float" office:value="0.000199848">
                <text:p>0.000199848</text:p>
              </table:table-cell>
              <table:table-cell office:value-type="float" office:value="0.00024965">
                <text:p>0.00024965</text:p>
              </table:table-cell>
              <table:table-cell office:value-type="float" office:value="0.000045311">
                <text:p>0.000045311</text:p>
              </table:table-cell>
              <table:table-cell office:value-type="float" office:value="0.000145641">
                <text:p>0.000145641</text:p>
              </table:table-cell>
              <table:table-cell office:value-type="float" office:value="0.000219429">
                <text:p>0.000219429</text:p>
              </table:table-cell>
              <table:table-cell office:value-type="float" office:value="0.000218882">
                <text:p>0.000218882</text:p>
              </table:table-cell>
            </table:table-row>
            <table:table-row>
              <table:table-cell office:value-type="string">
                <text:p>массив битов</text:p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</table:table-row>
            <table:table-row>
              <table:table-cell office:value-type="string">
                <text:p>машинное слово</text:p>
              </table:table-cell>
              <table:table-cell office:value-type="float" office:value="0.00005214">
                <text:p>0.00005214</text:p>
              </table:table-cell>
              <table:table-cell office:value-type="float" office:value="0.000009947">
                <text:p>0.000009947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42724">
                <text:p>0.000042724</text:p>
              </table:table-cell>
              <table:table-cell office:value-type="float" office:value="0.000028053">
                <text:p>0.000028053</text:p>
              </table:table-cell>
              <table:table-cell office:value-type="float" office:value="0.000044868">
                <text:p>0.000044868</text:p>
              </table:table-cell>
              <table:table-cell office:value-type="float" office:value="0.000045828">
                <text:p>0.000045828</text:p>
              </table:table-cell>
              <table:table-cell office:value-type="float" office:value="0.000028684">
                <text:p>0.000028684</text:p>
              </table:table-cell>
              <table:table-cell office:value-type="float" office:value="0.00005264">
                <text:p>0.00005264</text:p>
              </table:table-cell>
              <table:table-cell office:value-type="float" office:value="0.000024891">
                <text:p>0.000024891</text:p>
              </table:table-cell>
              <table:table-cell office:value-type="float" office:value="0.000045065">
                <text:p>0.000045065</text:p>
              </table:table-cell>
              <table:table-cell office:value-type="float" office:value="0.000045505">
                <text:p>0.000045505</text:p>
              </table:table-cell>
              <table:table-cell office:value-type="float" office:value="0.0000372">
                <text:p>0.0000372</text:p>
              </table:table-cell>
              <table:table-cell office:value-type="float" office:value="0.000042665">
                <text:p>0.000042665</text:p>
              </table:table-cell>
              <table:table-cell office:value-type="float" office:value="0.000045828">
                <text:p>0.000045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